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C65EF472.png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Ubuntu-title">
      <style:graphic-properties draw:fill-color="#ffffff" draw:auto-grow-height="true" fo:min-height="3.507cm"/>
    </style:style>
    <style:style style:name="pr2" style:family="presentation" style:parent-style-name="GlossyUbuntu-outline1">
      <style:graphic-properties draw:fill-color="#ffffff" draw:auto-grow-height="true" fo:min-height="13.86cm"/>
    </style:style>
    <style:style style:name="pr3" style:family="presentation" style:parent-style-name="GlossyUbuntu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draw:page draw:name="page1" draw:style-name="dp1" draw:master-page-name="GlossyUbuntu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 text:style-name="P1">Picolena search-engine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can it find me???</text:p>
              </text:list-item>
            </text:list>
            <text:list text:style-name="L2">
              <text:list-item>
                <text:p text:style-name="P2">mayb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lue" xlink:href="Pictures/1000000000000640000004B02C5236E4.png" xlink:type="simple" xlink:show="embed" xlink:actuate="onLoad"/>
    <draw:fill-image draw:name="GlossyUbuntu2" xlink:href="Pictures/1000000000000640000004B0C65EF47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Ubuntu-title" style:family="presentation">
      <style:graphic-properties draw:stroke="none" draw:fill="none" draw:textarea-vertical-align="middle">
        <text:list-style style:name="GlossyUbuntu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Ubuntu-subtitle" style:family="presentation">
      <style:graphic-properties draw:stroke="none" draw:fill="none" draw:textarea-vertical-align="middle">
        <text:list-style style:name="GlossyUbuntu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Ubuntu-background" style:family="presentation">
      <style:graphic-properties draw:stroke="none" draw:fill="bitmap" draw:fill-image-name="GlossyUbuntu2" draw:fill-image-width="100%" draw:fill-image-height="100%"/>
    </style:style>
    <style:style style:name="GlossyUbuntu-backgroundobjects" style:family="presentation">
      <style:graphic-properties draw:shadow="hidden" draw:shadow-offset-x="0.3cm" draw:shadow-offset-y="0.3cm" draw:shadow-color="#808080"/>
    </style:style>
    <style:style style:name="GlossyUbuntu-notes" style:family="presentation">
      <style:graphic-properties draw:stroke="none" draw:fill="none">
        <text:list-style style:name="Glossy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Ubuntu-outline1" style:family="presentation">
      <style:graphic-properties draw:stroke="none" draw:fill="none" draw:fill-image-name="Blue" draw:fill-image-width="0cm" draw:fill-image-height="0cm">
        <text:list-style style:name="Glossy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Ubuntu-outline2" style:family="presentation" style:parent-style-name="GlossyUbuntu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GlossyUbuntu-outline3" style:family="presentation" style:parent-style-name="Glossy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Ubuntu-outline4" style:family="presentation" style:parent-style-name="Glossy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Ubuntu-outline5" style:family="presentation" style:parent-style-name="Glossy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Ubuntu-outline6" style:family="presentation" style:parent-style-name="Glossy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Ubuntu-outline7" style:family="presentation" style:parent-style-name="Glossy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Ubuntu-outline8" style:family="presentation" style:parent-style-name="Glossy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Ubuntu-outline9" style:family="presentation" style:parent-style-name="Glossy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GlossyUbuntu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GlossyUbuntu-title">
      <style:graphic-properties draw:fill-color="#ffffff" draw:auto-grow-height="false" fo:min-height="3.507cm"/>
    </style:style>
    <style:style style:name="pr2" style:family="presentation" style:parent-style-name="GlossyUbuntu-outline1">
      <style:graphic-properties draw:fill-color="#ffffff" draw:auto-grow-height="false" fo:min-height="13.86cm"/>
    </style:style>
    <style:style style:name="pr3" style:family="presentation" style:parent-style-name="GlossyUbuntu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Ubuntu-backgroundobjects">
      <style:graphic-properties draw:stroke="none" draw:fill="none" draw:fill-color="#ffffff" draw:auto-grow-height="false" fo:min-height="1.485cm"/>
    </style:style>
    <style:style style:name="pr5" style:family="presentation" style:parent-style-name="GlossyUbuntu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m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GlossyUbuntu" style:page-layout-name="PM1" draw:style-name="dp1"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mer&gt;</text:page-number></text:span></text:p>
        </draw:text-box>
      </draw:frame>
      <presentation:notes style:page-layout-name="PM2">
        <draw:page-thumbnail presentation:style-name="GlossyUbuntu-title" draw:layer="backgroundobjects" svg:width="14.848cm" svg:height="11.135cm" svg:x="3.075cm" svg:y="2.257cm" presentation:class="page"/>
        <draw:frame presentation:style-name="GlossyUbuntu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Eric Duminil</meta:initial-creator>
    <meta:creation-date>2008-02-21T18:11:00</meta:creation-date>
    <dc:creator>Eric Duminil</dc:creator>
    <dc:date>2008-02-21T18:12:06</dc:date>
    <meta:editing-cycles>3</meta:editing-cycles>
    <meta:editing-duration>PT1M9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